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List_20_Paragraph">
      <style:text-properties style:font-name="Calibri" fo:font-size="12pt" style:font-size-asian="12pt" style:font-name-complex="LiberationSerif" style:font-size-complex="12pt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Normal">
      <style:text-properties officeooo:paragraph-rsid="00078262"/>
    </style:style>
    <style:style style:name="P8" style:family="paragraph" style:parent-style-name="Normal">
      <style:text-properties officeooo:paragraph-rsid="00078262"/>
    </style:style>
    <style:style style:name="P9" style:family="paragraph" style:parent-style-name="Standard">
      <style:text-properties style:language-asian="es" style:country-asian="ES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style:font-size-asian="12pt" style:font-name-complex="LiberationSerif" style:font-size-complex="12pt"/>
    </style:style>
    <style:style style:name="P11" style:family="paragraph" style:parent-style-name="Standard">
      <style:text-properties style:font-name="Calibri" fo:font-size="12pt" style:font-size-asian="12pt" style:font-name-complex="LiberationSerif" style:font-size-complex="12pt"/>
    </style:style>
    <style:style style:name="P12" style:family="paragraph" style:parent-style-name="Standard"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text:display="true"/>
    </style:style>
    <style:style style:name="T3" style:family="text">
      <style:text-properties fo:font-size="11pt" style:font-name-asian="F" style:font-size-asian="11pt" style:language-asian="es" style:country-asian="ES" style:font-name-complex="F" style:font-size-complex="11pt"/>
    </style:style>
    <style:style style:name="T4" style:family="text">
      <style:text-properties style:font-name="Calibri" fo:font-size="11pt" style:font-name-asian="F" style:font-size-asian="11pt" style:language-asian="es" style:country-asian="ES" style:font-name-complex="F" style:font-size-complex="11pt"/>
    </style:style>
    <style:style style:name="T5" style:family="text">
      <style:text-properties style:font-name="Calibri" fo:font-size="12pt" style:font-size-asian="12pt" style:font-name-complex="LiberationSerif" style:font-size-complex="12pt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fo:color="#2e74b5" loext:opacity="100%" style:font-name="Calibri"/>
    </style:style>
    <style:style style:name="T9" style:family="text">
      <style:text-properties fo:color="#538135" loext:opacity="100%" style:font-name="Calibri Light"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3" text:use-index-marks="false">
          <text:index-title-template text:style-name="Contents_20_Heading">Tabla de contenido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ítulo 1 Car"><text:span text:style-name="Título_20_1_20_Car">Tabla de contenido</text:span></text:p>
            <text:p text:style-name="P9" loext:marker-style-name="T1"/>
          </text:index-title>
          <text:p text:style-name="P1" loext:marker-style-name="T3"><text:a xlink:type="simple" xlink:href="#_Toc467440243" text:style-name="Index_20_Link" text:visited-style-name="Index_20_Link">Introducción<text:span text:style-name="T2"><text:tab/>1</text:span></text:a></text:p>
          <text:p text:style-name="P1" loext:marker-style-name="T3"><text:a xlink:type="simple" xlink:href="#_Toc467440244" text:style-name="Index_20_Link" text:visited-style-name="Index_20_Link">Estructura básica de un documento técnico<text:span text:style-name="T2"><text:tab/>1</text:span></text:a></text:p>
          <text:p text:style-name="P1" loext:marker-style-name="T3"><text:a xlink:type="simple" xlink:href="#_Toc467440245" text:style-name="Index_20_Link" text:visited-style-name="Index_20_Link">Formato del documento<text:span text:style-name="T2"><text:tab/>2</text:span></text:a></text:p>
          <text:p text:style-name="P2" loext:marker-style-name="T4"><text:a xlink:type="simple" xlink:href="#_Toc467440246" text:style-name="Index_20_Link" text:visited-style-name="Index_20_Link">Encabezado y pie de página<text:span text:style-name="T2"><text:tab/>2</text:span></text:a></text:p>
          <text:p text:style-name="P2" loext:marker-style-name="T4"><text:a xlink:type="simple" xlink:href="#_Toc467440247" text:style-name="Index_20_Link" text:visited-style-name="Index_20_Link">Formato del texto<text:span text:style-name="T2"><text:tab/>2</text:span></text:a></text:p>
          <text:p text:style-name="P2" loext:marker-style-name="T4"><text:a xlink:type="simple" xlink:href="#_Toc467440248" text:style-name="Index_20_Link" text:visited-style-name="Index_20_Link">Nombre del fichero<text:span text:style-name="T2"><text:tab/>2</text:span></text:a></text:p>
          <text:p text:style-name="P1" loext:marker-style-name="T3"><text:a xlink:type="simple" xlink:href="#_Toc467440249" text:style-name="Index_20_Link" text:visited-style-name="Index_20_Link"><text:span text:style-name="T1">Conclusiones</text:span><text:span text:style-name="T2"><text:tab/>2</text:span></text:a></text:p>
          <text:p text:style-name="P1" loext:marker-style-name="T3"><text:a xlink:type="simple" xlink:href="#_Toc467440250" text:style-name="Index_20_Link" text:visited-style-name="Index_20_Link"><text:span text:style-name="T1">Bibliografía y Fuentes consultadas</text:span><text:span text:style-name="T2"><text:tab/>2</text:span></text:a></text:p>
          <text:p text:style-name="Standard"/>
        </text:index-body>
      </text:table-of-content>
      <text:h text:style-name="Heading_20_1" text:outline-level="1"><text:bookmark-start text:name="_Toc467440243"/><text:bookmark-start text:name="_Toc467437679"/><text:bookmark-end text:name="_Toc467440243"/><text:bookmark-end text:name="_Toc467437679"/><text:span text:style-name="T9">Ejercicio 1 </text:span></text:h>
      <text:p text:style-name="P7"/>
      <text:p text:style-name="P7">Explica de forma concisa y clara el subsistema “Motor de renderizado” de la estructura de ejecución de un navegador. Especifica los utilizados actualmente por los navegadores principales.</text:p>
      <text:p text:style-name="P10" loext:marker-style-name="T5"/>
      <text:p text:style-name="P13" loext:marker-style-name="T5"><text:span text:style-name="T5"/></text:p>
      <text:h text:style-name="Heading_20_1" text:outline-level="1" loext:marker-style-name="T1"><text:bookmark-start text:name="_Toc467437684"/><text:bookmark-start text:name="_Toc467440249"/><text:span text:style-name="T1">Conclusiones</text:span><text:bookmark-end text:name="_Toc467437684"/><text:bookmark-end text:name="_Toc467440249"/><text:span text:style-name="T1"/></text:h>
      <text:p text:style-name="P9" loext:marker-style-name="T1"/>
      <text:p text:style-name="P13" loext:marker-style-name="T5"><text:span text:style-name="T5">Hacer un buen trabajo es <text:s/>muy importante, pero la presentación del resultado del mismo lo es también.</text:span><text:span text:style-name="T5"/></text:p>
      <text:p text:style-name="P13" loext:marker-style-name="T5"><text:span text:style-name="T5">En esta actividad profesional para la que os estáis preparando, la capacidad de adaptación es clave: es imprescindible mantenerse actualizado, pero lo que hace a un buen profesional no es sólo su capacidad técnica sino también el saber trasmitirlo a los demás de la mejor manera posible.</text:span><text:span text:style-name="T5"/></text:p>
      <text:h text:style-name="Heading_20_1" text:outline-level="1" loext:marker-style-name="T1"><text:bookmark-start text:name="_Toc467440250"/><text:span text:style-name="T1">Bibliografía y Fuentes consultadas</text:span><text:bookmark-end text:name="_Toc467440250"/><text:span text:style-name="T1"/></text:h>
      <text:p text:style-name="P9" loext:marker-style-name="T1"/>
      <text:p text:style-name="Standard" loext:marker-style-name="T5"><text:span text:style-name="T5">Ejemplos</text:span><text:span text:style-name="T5"/></text:p>
      <text:list text:style-name="WWNum3">
        <text:list-item>
          <text:p text:style-name="P6" loext:marker-style-name="T5"><text:span text:style-name="T5">Fuente propia (opcional)</text:span><text:span text:style-name="T5"/></text:p>
        </text:list-item>
        <text:list-item>
          <text:p text:style-name="P6" loext:marker-style-name="T6"><text:span text:style-name="T6">Herramientas gratuitas de gestión de proyectos y equipos.</text:span><text:span text:style-name="T6"/></text:p>
        </text:list-item>
      </text:list>
      <text:p text:style-name="List_20_Paragraph" loext:marker-style-name="T6"><text:a xlink:type="simple" xlink:href="https://asana.com/es/" text:style-name="Internet_20_link" text:visited-style-name="Visited_20_Internet_20_Link"><text:span text:style-name="Internet_20_link"><text:span text:style-name="T6">https://asana.com/es/</text:span></text:span></text:a><text:span text:style-name="T6"> </text:span></text:p>
      <text:p text:style-name="List_20_Paragraph" loext:marker-style-name="T6"><text:a xlink:type="simple" xlink:href="https://www.youtube.com/watch?v=0W447szbboo" text:style-name="Internet_20_link" text:visited-style-name="Visited_20_Internet_20_Link"><text:span text:style-name="Internet_20_link"><text:span text:style-name="T6">(1) Qué es IPMA - Dirección de Proyectos - YouTube</text:span></text:span></text:a><text:span text:style-name="T6"/></text:p>
      <text:p text:style-name="P12" loext:marker-style-name="T6"><text:span text:style-name="Internet_20_link"><text:span text:style-name="T6"/></text:span></text:p>
      <text:p text:style-name="Standard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s" fo:country="ES" style:letter-kerning="false" style:font-name-asian="Calibri2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2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line-height="115%" fo:keep-together="always" fo:keep-with-next="always"/>
      <style:text-properties fo:color="#538135" loext:opacity="100%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423cm" fo:margin-bottom="0.106cm" style:contextual-spacing="false" fo:keep-with-next="always"/>
      <style:text-properties fo:color="#538135" loext:opacity="100%" style:font-name="Calibri Light" fo:font-family="'Calibri Light'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1.249cm" fo:margin-right="0cm" fo:margin-top="0.423cm" fo:margin-bottom="0.106cm" style:contextual-spacing="false" fo:text-indent="0cm" style:auto-text-indent="false" fo:keep-with-next="always"/>
      <style:text-properties fo:color="#538135" loext:opacity="100%" style:font-name="Calibri Light" fo:font-family="'Calibri Light'" style:font-family-generic="roman" style:font-pitch="variable" fo:font-weight="bold" style:font-name-asian="Times New Roman" style:font-family-asian="'Times New Roman'" style:font-family-generic-asian="system" style:font-pitch-asian="variable" style:language-asian="es" style:country-asian="ES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Subtitle" style:family="paragraph" style:parent-style-name="Standard" style:next-style-name="Standard" loext:linked-style-name="Subtítulo_20_Car" style:class="chapter">
      <style:paragraph-properties fo:margin-left="1.249cm" fo:margin-right="0cm" fo:margin-top="0cm" fo:margin-bottom="0.282cm" style:contextual-spacing="false" fo:text-indent="0cm" style:auto-text-indent="false"/>
      <style:text-properties fo:color="#538135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color="#2e74b5" loext:opacity="100%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="Calibri" fo:font-family="Calibri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" style:family="paragraph">
      <style:paragraph-properties fo:margin-left="0.018cm" fo:margin-right="0cm" fo:margin-top="0cm" fo:margin-bottom="0.009cm" style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538135" loext:opacity="100%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38135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Título_20_3_20_Car" style:display-name="Título 3 C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weight="bold" style:font-name-asian="Times New Roman" style:font-family-asian="'Times New Roman'" style:font-family-generic-asian="system" style:font-pitch-asian="variable" style:language-asian="es" style:country-asian="ES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2e74b5" loext:opacity="100%"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cm" fo:margin-left="0cm" fo:margin-right="0cm" fo:margin-bottom="0.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Normas de presentación de los documentos de prácticas. Vers. 1<text:tab/>14/9/23</text:span><text:span text:style-name="MT1"/></text:p>
      </style:header>
      <style:footer>
        <text:p text:style-name="Footer" loext:marker-style-name="MT1"><text:span text:style-name="MT1">Profesor: Juan José García Lazo <text:s text:c="3"/><text:tab/><text:tab/> IES Barajas <text:s text:c="22"/>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Jose Garcia</meta:initial-creator>
    <meta:editing-cycles>3</meta:editing-cycles>
    <meta:print-date>2020-09-30T20:43:00</meta:print-date>
    <meta:creation-date>2023-09-13T16:50:00</meta:creation-date>
    <dc:date>2023-09-22T11:55:21.422000000</dc:date>
    <meta:editing-duration>PT8M32S</meta:editing-duration>
    <meta:generator>LibreOffice/7.5.4.2$Windows_X86_64 LibreOffice_project/36ccfdc35048b057fd9854c757a8b67ec53977b6</meta:generator>
    <meta:document-statistic meta:table-count="0" meta:image-count="0" meta:object-count="0" meta:page-count="1" meta:paragraph-count="22" meta:word-count="178" meta:character-count="1153" meta:non-whitespace-character-count="967"/>
    <meta:user-defined meta:name="AppVersion">16.0000</meta:user-defined>
    <meta:template xlink:type="simple" xlink:actuate="onRequest" xlink:title="Normal.dotm" xlink:href=""/>
  </office:meta>
</office:document-meta>
</file>